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paragraph-properties fo:break-before="page"/>
      <style:text-properties fo:font-size="14pt" style:font-size-asian="14pt" style:font-size-complex="14pt" fo:hyphenate="true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size="8pt" style:font-size-asian="8pt" style:font-size-complex="8pt"/>
    </style:style>
    <style:style style:name="T56" style:parent-style-name="Absatz-Standardschriftart" style:family="text">
      <style:text-properties fo:font-size="8pt" style:font-size-asian="8pt" style:font-size-complex="8pt"/>
    </style:style>
  </office:automatic-styles>
  <office:body>
    <office:text text:use-soft-page-breaks="true">
      <text:p text:style-name="P1">Das Treffen zum Management-Review 2022 fand am 02.03.2023 in der Zeit von<text:s/>14:00 Uhr bis<text:s/>15:00 Uhr statt.</text:p>
      <text:p text:style-name="P5"/>
      <text:p text:style-name="P6">An dem Review haben teilgenommen:</text:p>
      <text:p text:style-name="P7"/>
      <text:p text:style-name="P8">Geschäftsführung<text:s/><text:tab/><text:tab/><text:tab/>Andre Meyer</text:p>
      <text:p text:style-name="P9"/>
      <text:p text:style-name="P10">Für die<text:s/>Disposition<text:s/><text:tab/><text:tab/>Sven Speckman</text:p>
      <text:p text:style-name="P11"><text:tab/><text:tab/><text:tab/><text:tab/><text:tab/>Alexandra Klatte</text:p>
      <text:p text:style-name="P12"/>
      <text:p text:style-name="P13">GDP-Beauftragte<text:tab/><text:tab/><text:tab/>Stefan Hattendorf</text:p>
      <text:p text:style-name="P14"><text:tab/><text:tab/><text:tab/><text:tab/><text:tab/>Sven Speckmann</text:p>
      <text:p text:style-name="P15"/>
      <text:p text:style-name="P16"/>
      <text:p text:style-name="P17">Die GDP-Qualitätspolitik war Gegenstand des Reviews. Sie hat weiterhin Gültigkeit.</text:p>
      <text:p text:style-name="P18">Eine Erweiterung oder Veränderung ist nicht vorgesehen, da alle wesentlichen Punkte<text:s/>der Qualitätspolitik klar genannt sind.</text:p>
      <text:p text:style-name="P19"/>
      <text:p text:style-name="P20">Eine Zertifizierung gm. QM 9001 wird angestrebt.</text:p>
      <text:p text:style-name="P21"/>
      <text:p text:style-name="P22">Es wurden noch keine GDP Transporte durchgeführt.<text:s/></text:p>
      <text:p text:style-name="P23"/>
      <text:p text:style-name="P24">Die Versicherungsabdeckung für GDP Transporte wird überprüft und ggfs.<text:line-break/>neu gestaltet.</text:p>
      <text:p text:style-name="P25"/>
      <text:p text:style-name="P26">Der Status der<text:s/>Risikoanalyse wurde angesprochen.<text:s/></text:p>
      <text:p text:style-name="P27">Es wurde keine weitere Punkte aufgenommen. Das Risikospektrum ist beurteilt und abgedeckt.</text:p>
      <text:p text:style-name="P28"/>
      <text:p text:style-name="P29">Hinweise von Versicherern und Sicherheitsdienstleistern, die zur Veränderung des QM-Systems führen, liegen nicht vor.</text:p>
      <text:p text:style-name="P30"/>
      <text:p text:style-name="P31">Verbesserungsempfehlungen liegen nicht vor. Auf die VA zur Behandlung von Beschwerden wurde verwiesen.</text:p>
      <text:p text:style-name="P32"/>
      <text:p text:style-name="P33">Zur Beurteilung der Betriebsmittel wurde festgestellt, dass ausreichend Kühlchassis zur Verfügung stehen.<text:s/></text:p>
      <text:p text:style-name="P34">Zur Kontrolle und Überwachung der Transportabläufe stehen Checklisten zur Verfügung.<text:s/></text:p>
      <text:p text:style-name="P35"/>
      <text:soft-page-break/>
      <text:p text:style-name="P36">Die Lenkzeiten und das Einhalten der Gestellungstermine werden durch das Ortungssystem Telematix sichergestellt.<text:s/></text:p>
      <text:p text:style-name="P37"/>
      <text:p text:style-name="P38">Alle Chassis und LKW sind mit Ortungsboxen ausgerüstet.<text:s/></text:p>
      <text:p text:style-name="P39"/>
      <text:p text:style-name="P40">Die Erstschulung der GDP-Fahrer ist durchgeführt worden.<text:s/></text:p>
      <text:p text:style-name="P41"/>
      <text:p text:style-name="P42">Die Schulungsinhalte „Information GDP Schulungsinhalte“ sind ausreichend.</text:p>
      <text:p text:style-name="P43"/>
      <text:p text:style-name="P44">Auf die Lieferung/Bereitstellung der Überseecontainer durch die Reedereien besteht weiterhin kein Einfluss. <text:s/></text:p>
      <text:p text:style-name="P45">Die Überwachung der Containerqualität wird durch die „Checkliste Fahrt-antritt“ ausgelöst.</text:p>
      <text:p text:style-name="P46"/>
      <text:p text:style-name="P47">Zur Durchführung von GDP-Transporten wird weiterhin auf den Einsatz von Subunternehmern verzichtet.</text:p>
      <text:p text:style-name="P48"/>
      <text:p text:style-name="P49">Die eingeführten Ziele gemäß GDP-VA020 sind <text:s/>ausreichend. Die Maßnahmen gemäß Maßnahmeliste werden bis zum vorgegebenen Termin<text:s/>umgesetzt.</text:p>
      <text:p text:style-name="P50"/>
      <text:p text:style-name="P51">Das nächste Management Review wird im Januar 2024 stattfinden.</text:p>
      <text:p text:style-name="P52"/>
      <text:p text:style-name="P53"/>
      <text:p text:style-name="P54">_________________________________</text:p>
      <text:p text:style-name="P55">für die Geschäftsführung</text:p>
      <text:p text:style-name="Standard"><text:span text:style-name="T56">Andre Mey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Sprechblasentext" style:display-name="Sprechblasentext" style:family="paragraph" style:parent-style-name="Standard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2" style:parent-style-name="Absatz-Standardschriftart" style:family="text">
      <style:text-properties fo:font-size="16pt" style:font-size-asian="16pt" style:font-size-complex="16pt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Kopfzeile"><text:span text:style-name="T2">Protokoll Management-Review vom 02.03.2023 <text:s/></text:span><draw:frame draw:style-name="a0" draw:name="Grafik 1" text:anchor-type="as-char" svg:x="0in" svg:y="0in" svg:width="2.67708in" svg:height="0.67708in" style:rel-width="scale" style:rel-height="scale"><draw:image xlink:href="media/image1.jpeg" xlink:type="simple" xlink:show="embed" xlink:actuate="onLoad"/><svg:title/><svg:desc>C:\Users\stefan\AppData\Local\Microsoft\Windows\INetCache\Content.Word\DICOLO_klein.jpg</svg:desc></draw:frame></text:p>
      </style:header>
      <style:footer>
        <text:p text:style-name="Fußzeile"><text:file-name text:fixed="false" text:display="full">F:\Vordrucke - Listen\GDP Dicolo\Protokoll Management Review vom 02.03.2023.odt</text:file-name><text:tab/></text:p>
        <text:p text:style-name="Fußzeile"/>
        <text:p text:style-name="Fußzeile">erstellt</text:p>
        <text:p text:style-name="Fußzeile">Stefan Hattendorf<text:tab/><text:tab/>Seite<text:s/><text:span text:style-name="T3"><text:page-number style:num-format="1" text:fixed="false">1</text:page-number></text:span><text:s/>von<text:s/><text:span text:style-name="T4"><text:page-count style:num-format="1">3</text:page-count></text:span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 SH. Hattendorf</meta:initial-creator>
    <dc:creator>Stefan Hattendorf</dc:creator>
    <meta:creation-date>2016-02-11T13:37:00Z</meta:creation-date>
    <dc:date>2023-03-29T09:40:00Z</dc:date>
    <meta:print-date>2016-02-24T13:24:00Z</meta:print-date>
    <meta:template xlink:href="Normal" xlink:type="simple"/>
    <meta:editing-cycles>42</meta:editing-cycles>
    <meta:editing-duration>PT0S</meta:editing-duration>
    <meta:document-statistic meta:page-count="3" meta:paragraph-count="4" meta:word-count="292" meta:character-count="2128" meta:row-count="15" meta:non-whitespace-character-count="1840"/>
  </office:meta>
</office:document-meta>
</file>